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.getPay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.get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.setPayload( T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SpitFire_2.test_for_SpringFi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neric.setHeader( String h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